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a1f" officeooo:paragraph-rsid="00001a1f"/>
    </style:style>
    <style:style style:name="P2" style:family="paragraph" style:parent-style-name="Standard">
      <style:text-properties officeooo:rsid="00010c8a" officeooo:paragraph-rsid="00010c8a"/>
    </style:style>
    <style:style style:name="P3" style:family="paragraph" style:parent-style-name="Standard">
      <style:text-properties officeooo:rsid="000308e8" officeooo:paragraph-rsid="000308e8"/>
    </style:style>
    <style:style style:name="P4" style:family="paragraph" style:parent-style-name="Standard">
      <style:text-properties officeooo:rsid="000308e8" officeooo:paragraph-rsid="0003ce64"/>
    </style:style>
    <style:style style:name="P5" style:family="paragraph" style:parent-style-name="Standard">
      <style:text-properties officeooo:rsid="0004dd00" officeooo:paragraph-rsid="0004dd00"/>
    </style:style>
    <style:style style:name="T1" style:family="text">
      <style:text-properties officeooo:rsid="00015895"/>
    </style:style>
    <style:style style:name="T2" style:family="text">
      <style:text-properties officeooo:rsid="0003c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rtising?</text:p>
      <text:p text:style-name="P1">Yes. Members and Patron</text:p>
      <text:p text:style-name="P1"/>
      <text:p text:style-name="P2">Marketing strategy:</text:p>
      <text:p text:style-name="P1"><text:tab/>Social media</text:p>
      <text:p text:style-name="P1"><text:tab/><text:tab/>Facebook, twitter</text:p>
      <text:p text:style-name="P2"><text:tab/><text:tab/><text:tab/>content</text:p>
      <text:p text:style-name="P2"><text:tab/><text:tab/><text:tab/>centralize</text:p>
      <text:p text:style-name="P2"><text:tab/><text:tab/><text:tab/><text:span text:style-name="T1">Anita volunteered to help</text:span></text:p>
      <text:p text:style-name="P2"><text:tab/><text:tab/><text:tab/><text:span text:style-name="T1">training needed</text:span></text:p>
      <text:p text:style-name="P2"><text:tab/><text:tab/><text:tab/><text:span text:style-name="T1">Devon has a lot of experience with FB</text:span></text:p>
      <text:p text:style-name="P2"/>
      <text:p text:style-name="P4">Web site forum <text:span text:style-name="T2">and/or </text:span>FB…. <text:span text:style-name="T2">As a discussion place. </text:span></text:p>
      <text:p text:style-name="P4"><text:tab/><text:span text:style-name="T2">Candra to help us establish that.</text:span> </text:p>
      <text:p text:style-name="P3">Harry: <text:s/>how do find land owners</text:p>
      <text:p text:style-name="P2"/>
      <text:p text:style-name="P5">Newsletter sign-up: yes</text:p>
      <text:p text:style-name="P5">For sale? <text:s/>An announcement of some sort that its available.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09:25:31.836273004</meta:creation-date>
    <dc:date>2018-08-10T10:18:31.175912515</dc:date>
    <meta:editing-duration>PT2M8S</meta:editing-duration>
    <meta:editing-cycles>1</meta:editing-cycles>
    <meta:document-statistic meta:table-count="0" meta:image-count="0" meta:object-count="0" meta:page-count="1" meta:paragraph-count="15" meta:word-count="61" meta:character-count="393" meta:non-whitespace-character-count="324"/>
    <meta:generator>LibreOffice/6.0.3.2$Linux_X86_64 LibreOffice_project/00m0$Build-2</meta:generator>
  </office:meta>
</office:document-meta>
</file>